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á Silvie,</text:p>
      <text:p text:style-name="Normal">v této valentýnské chvíli mi dovol, abych ti připomněl, jaký unikátní svazek nás spojuje. Naše duše se potkaly a navzájem poznaly, jako bychom sdíleli tajné kódy minulých životů, jemně šeptané archandělem Razielem. Při pohledu do tvých očí často cítím, že naše cesty nejsou spleteny náhodou. Jako krysy ve stejném labyrintu nebeských znamení se vzájemně podporujeme na cestě k nalezení našich kamenů duše, skrytých v hlubinách vesmíru.</text:p>
      <text:p text:style-name="Normal">Tvá síla odhalit tajemství, tvá schopnost „číst mezi řádky“ a tvoje jasnozřivost, jsou dary, které tě dělají nejen neobyčejnou, ale i mou jedinečnou spolužačkou na této zdánlivě obyčejné cestě životem. Nechť náš sdílený kámen duše svítí jasněji tento den a připomíná nám, že láska a porozumění jsou vždy na dosah, když společně stojíme a čelíme výzvám, které nám život klade do cesty. </text:p>
      <text:p text:style-name="Normal">S ladnou hrou světla a stínů na naší společné pouti, oceňuji každý moment, kdy náš svazek světlého poznání ožívá v synergie, které ani čas, ani vzdálenost nemohou rozmělit. Přeji ti, ať kouzlo valentýna obklopí tvůj svět nádhernými barvami a přinese ti radost, kterou si zasloužíš.</text:p>
      <text:p text:style-name="Normal">S úctou a obdivem, co transcende čas a prostor.</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